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style:font-size-asian="14pt" style:font-style-asian="italic" style:font-size-complex="14pt" style:font-style-complex="italic"/>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fo:font-size="14pt" style:font-size-asian="14pt" style:font-size-complex="14pt"/>
    </style:style>
    <style:style style:name="P4" style:family="paragraph" style:parent-style-name="Standard" style:list-style-name="L1">
      <style:text-properties fo:font-size="14pt" style:font-size-asian="14pt" style:font-size-complex="14pt"/>
    </style:style>
    <style:style style:name="P5" style:family="paragraph" style:parent-style-name="Standard" style:list-style-name="L2">
      <style:text-properties fo:font-size="14pt" style:font-size-asian="14pt" style:font-size-complex="14pt"/>
    </style:style>
    <style:style style:name="P6" style:family="paragraph" style:parent-style-name="Standard">
      <style:text-properties fo:font-size="14pt" officeooo:paragraph-rsid="000a7469" style:font-size-asian="14pt" style:font-size-complex="14pt"/>
    </style:style>
    <style:style style:name="P7" style:family="paragraph" style:parent-style-name="Standard" style:list-style-name="L3">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09fd3e"/>
    </style:style>
    <style:style style:name="T2" style:family="text">
      <style:text-properties officeooo:rsid="000a7469"/>
    </style:style>
    <style:style style:name="T3" style:family="text">
      <style:text-properties officeooo:rsid="000c58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MISE</text:p>
      <text:p text:style-name="P3"/>
      <text:p text:style-name="P3">a premise to this document is necessary for fundamental reasons:</text:p>
      <text:p text:style-name="P3"/>
      <text:list xml:id="list1407909031" text:style-name="L1">
        <text:list-item>
          <text:p text:style-name="P4">like everyone I have my biases</text:p>
        </text:list-item>
      </text:list>
      <text:p text:style-name="P3"/>
      <text:list xml:id="list113104360606499" text:continue-numbering="true" text:style-name="L1">
        <text:list-item>
          <text:p text:style-name="P4">I am not an expert at the level of the authors of the post</text:p>
          <text:p text:style-name="P4"/>
        </text:list-item>
        <text:list-item>
          <text:p text:style-name="P4">some considerations are immature also because they are not fully developed or because they are still at the level of question or sensation</text:p>
        </text:list-item>
      </text:list>
      <text:p text:style-name="P3"/>
      <text:list xml:id="list113103153861913" text:continue-numbering="true" text:style-name="L1">
        <text:list-item>
          <text:p text:style-name="P4">I try to be honest even if I might seem pedantic: but it is not arrogant, only that being "a nobody" I think I can better express what "the man of the street" feels</text:p>
        </text:list-item>
      </text:list>
      <text:p text:style-name="P3"/>
      <text:list xml:id="list113104378315272" text:continue-numbering="true" text:style-name="L1">
        <text:list-item>
          <text:p text:style-name="P4"><text:span text:style-name="T1">I</text:span>'ve worked in a Bank for 14 year, in R&amp;D and than Service Factory (SOA &amp; Microservice), so now "you can feel my pain!"</text:p>
        </text:list-item>
      </text:list>
      <text:p text:style-name="P3"/>
      <text:list xml:id="list113103848011750" text:continue-numbering="true" text:style-name="L1">
        <text:list-item>
          <text:p text:style-name="P4">I <text:span text:style-name="T1">consider</text:span> IT Market not fair in more aspects</text:p>
        </text:list-item>
      </text:list>
      <text:p text:style-name="P3"/>
      <text:list xml:id="list113102418588745" text:continue-numbering="true" text:style-name="L1">
        <text:list-item>
          <text:p text:style-name="P4">I know different people and product<text:span text:style-name="T1">s </text:span>from Redhat</text:p>
        </text:list-item>
      </text:list>
      <text:p text:style-name="P3"/>
      <text:p text:style-name="P3"/>
      <text:p text:style-name="P3"/>
      <text:p text:style-name="P3"/>
      <text:p text:style-name="P9"><text:span text:style-name="T1">THE </text:span>POST ANALYSIS</text:p>
      <text:p text:style-name="P3"/>
      <text:p text:style-name="P8">Key Takeaways</text:p>
      <text:p text:style-name="P3"/>
      <text:list xml:id="list218597764" text:style-name="L2">
        <text:list-item>
          <text:p text:style-name="P5">probably more people know already that; the problem is that Market push on Kafka or Streams or Events but when consultancy provide soution more project fail</text:p>
        </text:list-item>
      </text:list>
      <text:p text:style-name="P3"/>
      <text:list xml:id="list113103341151125" text:continue-numbering="true" text:style-name="L2">
        <text:list-item>
          <text:p text:style-name="P5">maybe but we already need schema repo and meta info before to be future-proof (there's also a cool song, also in lyrics, take a shot <text:s/>https://www.youtube.com/watch?v=q_vYmaTVqhU )</text:p>
        </text:list-item>
      </text:list>
      <text:p text:style-name="P3"/>
      <text:list xml:id="list113103989603404" text:continue-numbering="true" text:style-name="L2">
        <text:list-item>
          <text:p text:style-name="P5">this is a very interesting point that magically lead as back to components!</text:p>
        </text:list-item>
      </text:list>
      <text:p text:style-name="P3"/>
      <text:list xml:id="list113104025377307" text:continue-numbering="true" text:style-name="L2">
        <text:list-item>
          <text:p text:style-name="P5">repo again? But more to explore in the post</text:p>
        </text:list-item>
      </text:list>
      <text:p text:style-name="P3"/>
      <text:list xml:id="list113103433462269" text:continue-numbering="true" text:style-name="L2">
        <text:list-item>
          <text:p text:style-name="P5">why Kafka? Why not talk about streaming systems? Standardization around Kafka?</text:p>
        </text:list-item>
      </text:list>
      <text:p text:style-name="P3"/>
      <text:p text:style-name="P3"/>
      <text:p text:style-name="P3"><text:soft-page-break/></text:p>
      <text:p text:style-name="P8">POST Body</text:p>
      <text:p text:style-name="P3"/>
      <text:p text:style-name="P3">no merge, it's only that the recipe microservice-eventbus rise again, but new technologies and modular technologies, are available. More are not ready to have a consolidated view of this kind of recipe so is good to present a compact view but nothing newon the horizon or I'm wrong? Logically it's a very beautifull intro to the discussion with important reference: since I follow also the research of Martin Kleppmann that is, expecially on CDRT, powerful... but, on pragmatic aspects, is not enterprise ready but can be part of the recipe for future Distributed Systems</text:p>
      <text:p text:style-name="P3"/>
      <text:p text:style-name="P3"/>
      <text:p text:style-name="P3"/>
      <text:p text:style-name="P1">Microservices API types</text:p>
      <text:p text:style-name="P3"/>
      <text:p text:style-name="P3">Ok... Really beatiful summary of different things but...</text:p>
      <text:p text:style-name="P3">Just you start on Microservice your forced to work in that way otherwise you're not making microservice... and infact more projects are failed... and there's a lot of people that continue to confuse API with Microservices... And then proliferation of tools: YES! THIS! So we are saying we need a Distributed Component Definition!</text:p>
      <text:p text:style-name="P3"/>
      <text:p text:style-name="P1">Outbound APIs</text:p>
      <text:p text:style-name="P3"/>
      <text:p text:style-name="P2">&lt;&lt; ...The challenging part with outbound events is implementing a uniform and reliable notification mechanism for any change that happens within the service. To apply this approach uniformly in every microservice and for any kind of database, the tools here have to be non-intrusive and developer-friendly... &gt;&gt;</text:p>
      <text:p text:style-name="P2"/>
      <text:p text:style-name="P3">This is the renaming of the family of problems rised up by microservices eventually consistence so here is a proposition of a pattern but nothing new but... all what is writen until here continue to scream: Distributed Component Definition and Lifecycle! So the missing ingredient start to reveal: the Component Context! More than a POD ;-)</text:p>
      <text:p text:style-name="P3">Starting to think what happen in background with k8s we are talking about same scenario but from appicative point of view.</text:p>
      <text:p text:style-name="P3"/>
      <text:p text:style-name="P3"/>
      <text:p text:style-name="P1">Meta APIs</text:p>
      <text:p text:style-name="P3"/>
      <text:p text:style-name="P3">A paragraph about another patternization... It's good but nothing new because if I want some governance I need a schema repo, I need versioning for API (especially REST). If I use some API Specification thant I need more order and management and so on also for SLO and SLA of what these APIs imply!</text:p>
      <text:p text:style-name="P3"/>
      <text:p text:style-name="P2"><text:soft-page-break/>&lt;&lt; ...One of the fundamental design principles of microservices is to make them independently updatable and deployable. But today there are still significant amounts of coordination required among service owners for upgrades that involve API changes... &gt;&gt;</text:p>
      <text:p text:style-name="P3"/>
      <text:p text:style-name="P3">...Wait! But this is Market fault and fall down on the original and recursive sin:</text:p>
      <text:p text:style-name="P3">" Who control the Controller of the Controller??? "</text:p>
      <text:p text:style-name="P3"/>
      <text:p text:style-name="P3">You're absolutely right and this is another excuse to justify PaaS like Openshift...</text:p>
      <text:p text:style-name="P3">...Comeon I've catched You! ;-P</text:p>
      <text:p text:style-name="P3"/>
      <text:p text:style-name="P3"/>
      <text:p text:style-name="P8">WHAT It Follow</text:p>
      <text:p text:style-name="P3"/>
      <text:p text:style-name="P3">Ok is the more technica<text:span text:style-name="T2">l</text:span> part, so now the reader is leaded to the products roundabout</text:p>
      <text:p text:style-name="P6">( this is magical, you know it: https://www.youtube.com/watch?v=DwPWGUhEtP0) but </text:p>
      <text:p text:style-name="P6">is a logical continuation! <text:span text:style-name="T2">You’re right!</text:span></text:p>
      <text:p text:style-name="P3"/>
      <text:p text:style-name="P3"/>
      <text:p text:style-name="P3"/>
      <text:p text:style-name="P3"/>
      <text:p text:style-name="P3"/>
      <text:p text:style-name="P9">WHAT I'VE SEEN IN MY MIND</text:p>
      <text:p text:style-name="P3"/>
      <text:p text:style-name="P3">This is the more problematic part: no problem if <text:span text:style-name="T2">I'm</text:span> <text:span text:style-name="T2">totally</text:span> wrong or what is coming</text:p>
      <text:p text:style-name="P3">is absolutely trash; it's only my try to summarize the future.</text:p>
      <text:p text:style-name="P3"/>
      <text:p text:style-name="P3">More have said: No, Microservices are Not Components! Ok... but we are going to the need of Distributed Components; fast proof about this sentence:</text:p>
      <text:p text:style-name="P3"/>
      <text:list xml:id="list3795450695" text:style-name="L3">
        <text:list-item>
          <text:p text:style-name="P7">the need of <text:span text:style-name="T3">independent</text:span> &amp; standard deploy (also description for governance and management)</text:p>
        </text:list-item>
      </text:list>
      <text:p text:style-name="P3"/>
      <text:list xml:id="list113104004353953" text:continue-numbering="true" text:style-name="L3">
        <text:list-item>
          <text:p text:style-name="P7">the need for a Context about lifecycle of component and service (side-car, events, ...) relate to them</text:p>
        </text:list-item>
      </text:list>
      <text:p text:style-name="P3"/>
      <text:list xml:id="list113103541464623" text:continue-numbering="true" text:style-name="L3">
        <text:list-item>
          <text:p text:style-name="P7">the need of standardized events and <text:span text:style-name="T3">listening</text:span> of events (Cloud Events specification?)</text:p>
        </text:list-item>
      </text:list>
      <text:p text:style-name="P3"/>
      <text:list xml:id="list113103216483454" text:continue-numbering="true" text:style-name="L3">
        <text:list-item>
          <text:p text:style-name="P7">the need for Component collaboration (from consensus to CDRT)</text:p>
        </text:list-item>
      </text:list>
      <text:p text:style-name="P3"/>
      <text:list xml:id="list113104165892105" text:continue-numbering="true" text:style-name="L3">
        <text:list-item>
          <text:p text:style-name="P7">the need for standard editor of Component properties</text:p>
        </text:list-item>
      </text:list>
      <text:p text:style-name="P3"/>
      <text:list xml:id="list113102437046740" text:continue-numbering="true" text:style-name="L3">
        <text:list-item>
          <text:p text:style-name="P7">the need for standard Component Monitoring with plug-ability of tools</text:p>
        </text:list-item>
      </text:list>
      <text:p text:style-name="P3"><text:soft-page-break/></text:p>
      <text:list xml:id="list113103005018632" text:continue-numbering="true" text:style-name="L3">
        <text:list-item>
          <text:p text:style-name="P7">the need for hierarchical model of Contexts (network layer, pods geometry, ... )</text:p>
        </text:list-item>
      </text:list>
      <text:p text:style-name="P3"/>
      <text:list xml:id="list113103516896685" text:continue-numbering="true" text:style-name="L3">
        <text:list-item>
          <text:p text:style-name="P7">more</text:p>
        </text:list-item>
      </text:list>
      <text:p text:style-name="P3"/>
      <text:p text:style-name="P3">So we are speaking about the old Java Bean Specification but... On Distributed Systems! <text:s/></text:p>
      <text:p text:style-name="P3">Logically it can seems a joke but… <text:span text:style-name="T3">It’s what Internet Companies are chasing in the last 10 year and Amazon are slowly offering (… in fact their persistences offer already events, no need for cdc)</text:span></text:p>
      <text:p text:style-name="P3"/>
      <text:p text:style-name="P3">We need a new family of Container that are in the <text:span text:style-name="T3">same time</text:span> Component so the Distrubuted System became a village of Component that are Peer. The missing specification talk about that... but I've more in mind but I stop here...</text:p>
      <text:p text:style-name="P3"/>
      <text:p text:style-name="P3">If you are not to much angry, I hope, at least, to have entertained you</text:p>
      <text:p text:style-name="P3"/>
      <text:p text:style-name="P3"/>
      <text:p text:style-name="P3"/>
      <text:p text:style-name="P3"/>
      <text:p text:style-name="P3"/>
      <text:p text:style-name="P3"/>
      <text:p text:style-name="P3"/>
      <text:p text:style-name="P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7T11:18:24.362839872</meta:creation-date>
    <dc:date>2021-08-17T11:31:02.226189391</dc:date>
    <meta:editing-duration>PT12M37S</meta:editing-duration>
    <meta:editing-cycles>5</meta:editing-cycles>
    <meta:generator>LibreOffice/6.0.7.3$Linux_X86_64 LibreOffice_project/00m0$Build-3</meta:generator>
    <meta:document-statistic meta:table-count="0" meta:image-count="0" meta:object-count="0" meta:page-count="4" meta:paragraph-count="54" meta:word-count="941" meta:character-count="5502" meta:non-whitespace-character-count="4629"/>
  </office:meta>
</office:document-meta>
</file>